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itle">
      <style:text-properties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NIVERSIDADE REGIONAL INTEGRADA DO ALTO URUGUAI E DAS MISSÕES DEPARTAMENTO DE ENGENHARIAS E CIÊNCIA DA COMPUTAÇÃO</text:p>
      <text:p text:style-name="Title"/>
      <text:p text:style-name="Title"/>
      <text:p text:style-name="Title"/>
      <text:p text:style-name="Text_20_body"/>
      <text:p text:style-name="Title"/>
      <text:p text:style-name="P1">MyPocket</text:p>
      <text:p text:style-name="P2">Sistema de Gerenciamento Financeiro</text:p>
      <text:p text:style-name="Title"/>
      <text:p text:style-name="Title"/>
      <text:p text:style-name="Title"/>
      <text:p text:style-name="Title"/>
      <text:p text:style-name="Text_20_body"/>
      <text:p text:style-name="Title"/>
      <text:p text:style-name="Title">Bruno Fernando Stankievicz Beltrame</text:p>
      <text:p text:style-name="Title"/>
      <text:p text:style-name="Title"/>
      <text:p text:style-name="Title"/>
      <text:p text:style-name="Text_20_body"/>
      <text:p text:style-name="Title"/>
      <text:p text:style-name="Title"/>
      <text:p text:style-name="Title">ERECHIM</text:p>
      <text:p text:style-name="Title">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12pt" fo:font-weight="normal" officeooo:rsid="000e0a1d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9:27:43.908000000</meta:creation-date>
    <dc:date>2019-02-25T20:20:04.562000000</dc:date>
    <meta:editing-duration>PT12M</meta:editing-duration>
    <meta:editing-cycles>3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6" meta:word-count="27" meta:character-count="202" meta:non-whitespace-character-count="181"/>
  </office:meta>
</office:document-meta>
</file>